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2pt" fo:letter-spacing="-0.012cm" fo:font-style="normal" style:text-underline-style="none" fo:font-weight="normal" officeooo:rsid="00dee695" officeooo:paragraph-rsid="00dee695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officeooo:paragraph-rsid="006432c5"/>
    </style:style>
    <style:style style:name="P62" style:family="paragraph" style:parent-style-name="Standard">
      <style:text-properties officeooo:rsid="005460a5" officeooo:paragraph-rsid="005460a5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8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9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7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4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5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font-weight="bold" officeooo:rsid="008f8dcf" style:font-weight-asian="bold" style:font-weight-complex="bold"/>
    </style:style>
    <style:style style:name="T70" style:family="text">
      <style:text-properties officeooo:rsid="00a2fee5"/>
    </style:style>
    <style:style style:name="T71" style:family="text">
      <style:text-properties officeooo:rsid="00a6d6bb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71"/>
          </table:table-cell>
          <table:table-cell table:style-name="Tabla4.A1" office:value-type="string">
            <text:p text:style-name="P7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text-input text:description="&lt;formatLang(line.quantity)&gt;">25,45</text:text-input></text:p>
          </table:table-cell>
          <table:table-cell table:style-name="Tabla4.A2" office:value-type="string">
            <text:p text:style-name="P73"><text:placeholder text:placeholder-type="text">&lt;line.name&gt;</text:placeholder></text:p>
          </table:table-cell>
          <table:table-cell table:style-name="Tabla4.A2" office:value-type="string">
            <text:p text:style-name="P69"><text:text-input text:description="&lt;formatLang(line.printed_price_unit)&gt;">9.999,50</text:text-input></text:p>
          </table:table-cell>
          <table:table-cell table:style-name="Tabla4.A2" office:value-type="string">
            <text:p text:style-name="P70"><text:span text:style-name="T73"><text:text-input text:description="&lt;for each=&quot;line2 in line.invoice_line_tax_id&quot;&gt;">F</text:text-input></text:span><text:span text:style-name="T72"><text:text-input text:description="&lt;line2.short_description&gt;">10,5%</text:text-input></text:span><text:span text:style-name="T73"><text:text-input text:description="&lt;/for&gt;">Ef</text:text-input></text:span></text:p>
          </table:table-cell>
          <table:table-cell table:style-name="Tabla4.A2" office:value-type="string">
            <text:p text:style-name="P7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2pt" fo:letter-spacing="-0.012cm" fo:font-style="normal" style:text-underline-style="none" fo:font-weight="normal" officeooo:rsid="00dee695" officeooo:paragraph-rsid="00dee695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3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font-weight="normal" officeooo:rsid="008f8dcf" style:font-weight-asian="normal" style:font-weight-complex="normal"/>
    </style:style>
    <style:style style:name="MT52" style:family="text">
      <style:text-properties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officeooo:rsid="00a2fee5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6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7" style:family="text">
      <style:text-properties fo:color="#221f1f" style:text-position="0% 100%" fo:letter-spacing="-0.016cm"/>
    </style:style>
    <style:style style:name="MT68" style:family="text">
      <style:text-properties officeooo:rsid="00a6d6bb"/>
    </style:style>
    <style:style style:name="MT69" style:family="text">
      <style:text-properties fo:font-weight="normal" style:font-weight-asian="normal" style:font-weight-complex="normal"/>
    </style:style>
    <style:style style:name="MT70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cm" draw:z-index="1"><draw:text-box fo:min-height="2.33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/>
              <text:p text:style-name="MP13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4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5"><text:span text:style-name="MT14">Tel: </text:span><text:span text:style-name="MT14"><text:placeholder text:placeholder-type="text">&lt;company.partner_id.phone&gt;</text:placeholder></text:span><text:span text:style-name="MT14"> <text:s/></text:span></text:p>
              <text:p text:style-name="MP15"><text:span text:style-name="MT14"><text:placeholder text:placeholder-type="text">&lt;company.partner_id.email&gt;</text:placeholder></text:span><text:span text:style-name="MT14"> <text:s/></text:span><text:span text:style-name="MT14"><text:placeholder text:placeholder-type="text">&lt;company.website&gt;</text:placeholder></text:span></text:p>
              <text:p text:style-name="MP16"><text:span text:style-name="MT15">I.V.A.: </text:span><text:span text:style-name="MT16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  <text:p text:style-name="MP30"/>
              <text:p text:style-name="MP29"><text:span text:style-name="MT35"><text:placeholder text:placeholder-type="text">&lt;o.afip_incoterm_id and 'Incoterms:' or ''&gt;</text:placeholder></text:span><text:span text:style-name="MT35"> </text:span><text:span text:style-name="MT27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6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2"><text:span text:style-name="MT37"><text:text-input text:description="&lt;o.partner_id.commercial_partner_id.document_type_id.name&gt;">CUIT</text:text-input></text:span><text:span text:style-name="MT38">:</text:span><text:span text:style-name="MT39"> </text:span><text:span text:style-name="MT39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40">Cond. Venta</text:span><text:span text:style-name="MT41">:</text:span><text:span text:style-name="MT42"> </text:span><text:span text:style-name="MT43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4"><text:text-input text:description="&lt;if test=&quot;print_commercial&quot;&gt;">IF2</text:text-input></text:span><text:span text:style-name="MT45">Vendedor</text:span><text:span text:style-name="MT41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9">Vencimientos</text:span><text:span text:style-name="MT50">: </text:span><text:span text:style-name="MT50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40">Doc. Origen</text:span><text:span text:style-name="MT53">:</text:span><text:span text:style-name="MT54"> </text:span><text:span text:style-name="MT47"><text:text-input text:description="&lt;o.origin&gt;">R1231231 – R1231321</text:text-input></text:span></text:p>
              <text:p text:style-name="MP37"><text:span text:style-name="MT55">Nota</text:span><text:span text:style-name="MT56">: </text:span><text:span text:style-name="MT57"><text:placeholder text:placeholder-type="text">&lt;o.reference&gt;</text:placeholder></text:span></text:p>
              <text:p text:style-name="MP38"><text:span text:style-name="MT58">Importes expresados en </text:span><text:span text:style-name="MT59"><text:text-input text:description="&lt;o.currency_id.name or o.company_id.currency_id.name&gt;">rate</text:text-input></text:span><text:span text:style-name="MT58"> </text:span><text:span text:style-name="MT60"><text:text-input text:description="&lt;if test=&quot;o.currency_id != o.company_id.currency_id&quot;&gt;">IF2</text:text-input></text:span><text:span text:style-name="MT60">- </text:span><text:span text:style-name="MT58">Tipo de cambio:</text:span><text:span text:style-name="MT61"> </text:span><text:span text:style-name="MT62">$</text:span><text:span text:style-name="MT59"><text:text-input text:description="&lt;o.currency_rate&gt;">rate</text:text-input></text:span><text:span text:style-name="MT60"> </text:span><text:span text:style-name="MT60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9">Cantidad</text:p>
            </table:table-cell>
            <table:table-cell table:style-name="Table1.A1" office:value-type="string">
              <text:p text:style-name="MP40">Descripción</text:p>
            </table:table-cell>
            <table:table-cell table:style-name="Table1.C1" office:value-type="string">
              <text:p text:style-name="MP41">P. <text:span text:style-name="MT63">Unitario</text:span></text:p>
            </table:table-cell>
            <table:table-cell table:style-name="Table1.D1" office:value-type="string">
              <text:p text:style-name="MP42">%<text:span text:style-name="MT64">I.V.A.</text:span></text:p>
            </table:table-cell>
            <table:table-cell table:style-name="Table1.E1" office:value-type="string">
              <text:p text:style-name="MP43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5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6"><text:span text:style-name="MT65"><text:placeholder text:placeholder-type="text">&lt;if test="o.comment"&gt;</text:placeholder></text:span>OBSERVACIONES: <text:span text:style-name="MT66"><text:placeholder text:placeholder-type="text">&lt;o.comment&gt;</text:placeholder></text:span><text:span text:style-name="MT66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7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7"/>
            </table:table-cell>
            <table:table-cell table:style-name="Table2.B3" office:value-type="string">
              <text:p text:style-name="MP48">SUBTOTAL <text:span text:style-name="MT67"><text:text-input text:description="&lt;o.currency_id.symbol&gt;">USD</text:text-input></text:span></text:p>
            </table:table-cell>
            <table:table-cell table:style-name="Table2.C3" office:value-type="string">
              <text:p text:style-name="MP49"/>
            </table:table-cell>
            <table:table-cell table:style-name="Table2.C3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7"/>
            </table:table-cell>
            <table:table-cell table:style-name="Table2.B4" office:value-type="string">
              <text:p text:style-name="MP51"><text:text-input text:description="&lt;for each=&quot;line in o.printed_tax_ids&quot;&gt;">For each line</text:text-input></text:p>
              <text:p text:style-name="MP52"><text:text-input text:description="&lt;line.tax_code_id.name&gt;">IVA 21%</text:text-input></text:p>
              <text:p text:style-name="MP53"><text:text-input text:description="&lt;/for&gt;">End For</text:text-input></text:p>
            </table:table-cell>
            <table:table-cell table:style-name="Table2.C4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formatLang(line.base)&gt;">99.999,99</text:text-input></text:p>
              <text:p text:style-name="MP56"><text:text-input text:description="&lt;/for&gt;">End For</text:text-input></text:p>
            </table:table-cell>
            <table:table-cell table:style-name="Table2.C4" office:value-type="string">
              <text:p text:style-name="MP57"><text:text-input text:description="&lt;for each=&quot;line in o.printed_tax_ids&quot;&gt;">For each line</text:text-input></text:p>
              <text:p text:style-name="MP58"><text:text-input text:description="&lt;formatLang(line.amount)&gt;">999.999,99</text:text-input></text:p>
              <text:p text:style-name="MP59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7"/>
            </table:table-cell>
            <table:table-cell table:style-name="Table2.B4" office:value-type="string">
              <text:p text:style-name="MP60">T<text:span text:style-name="MT68">OTAL</text:span> <text:span text:style-name="MT67"><text:text-input text:description="&lt;o.currency_id.symbol&gt;">USD</text:text-input></text:span></text:p>
            </table:table-cell>
            <table:table-cell table:style-name="Table2.C4" office:value-type="string">
              <text:p text:style-name="MP61"/>
            </table:table-cell>
            <table:table-cell table:style-name="Table2.C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3"><text:span text:style-name="MT69">Son:</text:span> 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7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4"><draw:frame draw:style-name="Mfr3" draw:name="image: asimage(o.afip_barcode_img)" text:anchor-type="paragraph" svg:y="-0.82cm" svg:width="6.364cm" draw:z-index="2"><draw:text-box fo:min-height="0.744cm"><text:p text:style-name="MP65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6"/>
        <text:p text:style-name="MP66"/>
        <text:p text:style-name="MP6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10T14:01:16.991899058</dc:date>
    <meta:editing-duration>P2DT9H42M35S</meta:editing-duration>
    <meta:editing-cycles>451</meta:editing-cycles>
    <meta:generator>LibreOffice/4.4.6.3$Linux_X86_64 LibreOffice_project/40m0$Build-3</meta:generator>
    <meta:document-statistic meta:table-count="6" meta:image-count="0" meta:object-count="0" meta:page-count="1" meta:paragraph-count="61" meta:word-count="302" meta:character-count="1835" meta:non-whitespace-character-count="1738"/>
  </office:meta>
</office:document-meta>
</file>